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9676d" officeooo:paragraph-rsid="0009676d"/>
    </style:style>
    <style:style style:name="P2" style:family="paragraph" style:parent-style-name="Standard">
      <style:text-properties officeooo:rsid="0009676d" officeooo:paragraph-rsid="000bc02c"/>
    </style:style>
    <style:style style:name="P3" style:family="paragraph" style:parent-style-name="Standard">
      <style:text-properties officeooo:rsid="0009676d" officeooo:paragraph-rsid="000beb17"/>
    </style:style>
    <style:style style:name="P4" style:family="paragraph" style:parent-style-name="Standard">
      <style:text-properties officeooo:rsid="0009676d" officeooo:paragraph-rsid="000ebe1b"/>
    </style:style>
    <style:style style:name="P5" style:family="paragraph" style:parent-style-name="Standard">
      <style:text-properties officeooo:rsid="000ebe1b" officeooo:paragraph-rsid="000ebe1b"/>
    </style:style>
    <style:style style:name="P6" style:family="paragraph" style:parent-style-name="Standard">
      <style:text-properties officeooo:rsid="001173b2" officeooo:paragraph-rsid="001173b2"/>
    </style:style>
    <style:style style:name="P7"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8" style:family="paragraph" style:parent-style-name="Preformatted_20_Text">
      <style:text-properties fo:font-variant="normal" fo:text-transform="none" fo:color="#000000" loext:opacity="100%" fo:letter-spacing="normal" fo:font-style="normal" fo:font-weight="normal" officeooo:rsid="00170504" officeooo:paragraph-rsid="00183493"/>
    </style:style>
    <style:style style:name="P9" style:family="paragraph" style:parent-style-name="Preformatted_20_Text">
      <style:paragraph-properties fo:orphans="2" fo:widows="2"/>
      <style:text-properties fo:font-variant="normal" fo:text-transform="none" fo:color="#000000" loext:opacity="100%" fo:letter-spacing="normal"/>
    </style:style>
    <style:style style:name="P10" style:family="paragraph" style:parent-style-name="Preformatted_20_Text">
      <style:paragraph-properties fo:orphans="2" fo:widows="2"/>
      <style:text-properties fo:font-variant="normal" fo:text-transform="none" fo:color="#000000" loext:opacity="100%" fo:letter-spacing="normal" officeooo:paragraph-rsid="00183493"/>
    </style:style>
    <style:style style:name="P11" style:family="paragraph" style:parent-style-name="Standard">
      <style:text-properties officeooo:rsid="00127eca" officeooo:paragraph-rsid="00127eca"/>
    </style:style>
    <style:style style:name="P12" style:family="paragraph" style:parent-style-name="Standard">
      <style:text-properties officeooo:rsid="00127eca" officeooo:paragraph-rsid="00161a60"/>
    </style:style>
    <style:style style:name="P13" style:family="paragraph" style:parent-style-name="Standard">
      <style:text-properties officeooo:rsid="0016ef9b" officeooo:paragraph-rsid="0016ef9b"/>
    </style:style>
    <style:style style:name="P14" style:family="paragraph" style:parent-style-name="Standard">
      <style:text-properties officeooo:rsid="00170504" officeooo:paragraph-rsid="00170504"/>
    </style:style>
    <style:style style:name="P15" style:family="paragraph" style:parent-style-name="Standard">
      <style:text-properties officeooo:rsid="00170504" officeooo:paragraph-rsid="00183493"/>
    </style:style>
    <style:style style:name="P16" style:family="paragraph" style:parent-style-name="Standard">
      <style:text-properties officeooo:rsid="00170504" officeooo:paragraph-rsid="00198a99"/>
    </style:style>
    <style:style style:name="P17" style:family="paragraph" style:parent-style-name="Standard">
      <style:text-properties officeooo:rsid="00183493" officeooo:paragraph-rsid="00183493"/>
    </style:style>
    <style:style style:name="P18" style:family="paragraph" style:parent-style-name="Standard">
      <style:text-properties officeooo:rsid="00198a99" officeooo:paragraph-rsid="00198a99"/>
    </style:style>
    <style:style style:name="T1" style:family="text">
      <style:text-properties officeooo:rsid="000b52a6"/>
    </style:style>
    <style:style style:name="T2" style:family="text">
      <style:text-properties officeooo:rsid="000bc02c"/>
    </style:style>
    <style:style style:name="T3" style:family="text">
      <style:text-properties officeooo:rsid="000beb17"/>
    </style:style>
    <style:style style:name="T4" style:family="text">
      <style:text-properties officeooo:rsid="000da5db"/>
    </style:style>
    <style:style style:name="T5" style:family="text">
      <style:text-properties officeooo:rsid="000ebe1b"/>
    </style:style>
    <style:style style:name="T6" style:family="text">
      <style:text-properties officeooo:rsid="0013ca8e"/>
    </style:style>
    <style:style style:name="T7" style:family="text">
      <style:text-properties officeooo:rsid="00150ecc"/>
    </style:style>
    <style:style style:name="T8" style:family="text">
      <style:text-properties officeooo:rsid="0009676d"/>
    </style:style>
    <style:style style:name="T9" style:family="text">
      <style:text-properties officeooo:rsid="00161a60"/>
    </style:style>
    <style:style style:name="T10" style:family="text">
      <style:text-properties officeooo:rsid="00183493"/>
    </style:style>
    <style:style style:name="T11" style:family="text">
      <style:text-properties fo:font-style="normal" fo:font-weight="normal"/>
    </style:style>
    <style:style style:name="T12" style:family="text">
      <style:text-properties fo:font-style="normal" fo:font-weight="normal" officeooo:rsid="00183493"/>
    </style:style>
    <style:style style:name="T13" style:family="text">
      <style:text-properties officeooo:rsid="00198a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str <text:span text:style-name="T2">and Setting</text:span> NIP-05 Setup Using Free Web hosting</text:p>
      <text:p text:style-name="P1"/>
      <text:p text:style-name="P1">I had largely forgotten about this blog until I started playing around with Nostr. This is my attempt to jot down my process in setting up a NIP-05 identifier, <text:span text:style-name="T6">as well as provide a summary of what Nostr is</text:span>. If this all sounds like tech gibberish, <text:span text:style-name="T2">keep reading. For others, </text:span>please skip to the bottom.</text:p>
      <text:p text:style-name="P1"/>
      <text:p text:style-name="P6">What is Nostr</text:p>
      <text:p text:style-name="P1"/>
      <text:p text:style-name="P3"><text:span text:style-name="T3">For many years, Twitter has been my preferred social media network. I enjoy interacting with others using short and concise posts, </text:span><text:span text:style-name="T6">versus the walls of text that you find on Facebook</text:span><text:span text:style-name="T3">. As much as I like Twitter, it comes with some serious drawbacks: it’s engineered to be the digital version of crack, its full of ads, and most importantly, it’s run by people who </text:span><text:span text:style-name="T6">I </text:span><text:span text:style-name="T3">generally </text:span><text:span text:style-name="T6">believe</text:span><text:span text:style-name="T3"> </text:span><text:span text:style-name="T6">are anti-human</text:span><text:span text:style-name="T3">. </text:span>Twitter is centrally controlled. <text:span text:style-name="T1">Your data is lives at Twitter </text:span><text:span text:style-name="T3">and if you</text:span><text:span text:style-name="T1"> s</text:span>peak out<text:span text:style-name="T6">side of the party </text:span>l<text:span text:style-name="T1">ine</text:span> and you will <text:span text:style-name="T6">you will find yourself suspended</text:span><text:span text:style-name="T1">. Although this sounds like standard content m</text:span><text:span text:style-name="T3">oderation</text:span><text:span text:style-name="T1">, </text:span><text:span text:style-name="T3">which is needed in any commercial venture,</text:span><text:span text:style-name="T1"> Twitter’s enforcement appears to largely arbitrary and is easily swayed by internal and external politics. </text:span></text:p>
      <text:p text:style-name="P3"/>
      <text:p text:style-name="P3"><text:span text:style-name="T3">Years ago I discovered </text:span><text:span text:style-name="T1">Mastodon, or more appropriately, the Fediverse, </text:span><text:span text:style-name="T6">and liked what it had to offer.</text:span><text:span text:style-name="T1"> </text:span><text:span text:style-name="T3">The Fediverse is</text:span><text:span text:style-name="T1"> an alternative to Twitter that attempts to solve th</text:span><text:span text:style-name="T3">ese</text:span><text:span text:style-name="T1"> problem</text:span><text:span text:style-name="T3">s</text:span><text:span text:style-name="T1"> by allowing users to set up “instances” that federate, or communicate, with each other. </text:span><text:span text:style-name="T3">If you have the money for </text:span><text:span text:style-name="T4">a virtual private server and the technical know-how to setup software that is compatible with the Fediverse, you are now the CEO of your own social medial network. </text:span><text:span text:style-name="T6">Moderate content as you please. In theory, d</text:span><text:span text:style-name="T4">iversity of instances</text:span><text:span text:style-name="T3"> allows users to join </text:span><text:span text:style-name="T4">groups </text:span><text:span text:style-name="T3">th</text:span><text:span text:style-name="T4">at</text:span><text:span text:style-name="T3"> more closely align with their views and interests. </text:span><text:span text:style-name="T1">While an improvement over Twitter, the same dynamics still apply. The owner of an instance may choose to block, or not federate with other instances, essentially preventing users in the Fediverse from communicating. </text:span><text:span text:style-name="T6">This is often done without those in the instance knowing what is blocked and what is not. </text:span><text:span text:style-name="T1">Like Twitter, instances can be highly political. </text:span><text:span text:style-name="T2">You can change instances </text:span><text:span text:style-name="T4">and start over</text:span><text:span text:style-name="T2">, but your data doesn’t come with with you.</text:span></text:p>
      <text:p text:style-name="P2"/>
      <text:p text:style-name="P4"><text:span text:style-name="T2">Nostr fixes this</text:span><text:span text:style-name="T4">. </text:span>For <text:span text:style-name="T4">the</text:span> <text:span text:style-name="T1">un</text:span>i<text:span text:style-name="T1">nit</text:span>iated, Nostr stands for “Notes and Other Stuff Transmitted by Relays,” and is an open-source social media protocol <text:span text:style-name="T6">(this is not a platform like Twitter, this is a protocol - </text:span><text:span text:style-name="T2">think the email protocol SMTP). </text:span><text:span text:style-name="T4">Being o</text:span><text:span text:style-name="T2">pen source, </text:span><text:span text:style-name="T4">anyone can</text:span><text:span text:style-name="T2"> </text:span><text:span text:style-name="T4">inspect, modify, and distribute the software Nostr uses</text:span><text:span text:style-name="T2">. Nostr does not rely on any central server, but instead uses a series of relays which distributes content. Users setup an “account” by generating a public key and private key (bitcoiners will be very familiar with this terminology). The private key is used to sign (or publish) messages and is the crucial part of your account ownership. The public key is what others see and can follow. Th</text:span><text:span text:style-name="T4">is</text:span><text:span text:style-name="T2"> private key can be entered into various clients </text:span><text:span text:style-name="T4">(think social media apps)</text:span><text:span text:style-name="T2"> which allow the user to interact with others using Nostr. </text:span></text:p>
      <text:p text:style-name="P2"/>
      <text:p text:style-name="P5">NIP-05</text:p>
      <text:p text:style-name="P4"/>
      <text:p text:style-name="P11">Being decentralized, one of the challenges that Nostr faces is verification. When Jack Dorsey threw support behind Nostr, many fake “Jacks” <text:span text:style-name="T7">arrived</text:span> on Nostr all appearing to be the real person. Being centralized, Twitter has a<text:span text:style-name="T7">n advantage in that it can verify the real Jack and reject impostors. Nostr has a couples tools to address this, the most important is NIP-05. </text:span><text:span text:style-name="T5">Similar to BIPS in Bitcoin, enhancements to Nostr are made through NIPs, or </text:span><text:span text:style-name="T8">“Nostr Implementation Possibilities.” </text:span><text:span text:style-name="T5">These enhancements </text:span><text:span text:style-name="T7">are numbered and</text:span><text:span text:style-name="T5"> may or may not be implemented into Nostr-compatible relays and clients. </text:span><text:span text:style-name="T7">Most clients and relays support NIP-05.</text:span></text:p>
      <text:p text:style-name="P11"/>
      <text:p text:style-name="P12"><text:soft-page-break/><text:span text:style-name="T9">NIP-05 is an enchancement to Nostr that attempts to verify users through the use of domain names. Anyone can set up an account name on Nostr that reads “Jack”, and most users do not have the time nor energy to differentiate various 63 character public keys, but most people can differentiate “</text:span><text:a xlink:type="simple" xlink:href="mailto:Jack@no.str.cr" text:style-name="Internet_20_link" text:visited-style-name="Visited_20_Internet_20_Link"><text:span text:style-name="T9">Jack@no.str.cr</text:span></text:a><text:span text:style-name="T9">” from “</text:span><text:a xlink:type="simple" xlink:href="mailto:Jack@fakejacknostr.com" text:style-name="Internet_20_link" text:visited-style-name="Visited_20_Internet_20_Link"><text:span text:style-name="T9">Jack@fakejacknostr.com</text:span></text:a><text:span text:style-name="T9">.” When someone has setup a NIP-05 identifier, most clients will add a badge or check mark, similar to the “blue check” on Twitter. Note: just because someone has a NIP-05 and badge doesn’t automatically mean they are the real person. In the same manner that I could setup a fake email to trick someone, I could also go through the effort of setting up a fake account and fake NIP-05 identifier. <text:s/>NIP-05 simply proves</text:span> that either you own the domain nam<text:span text:style-name="T9">e</text:span> or <text:span text:style-name="T9">used a service that allowed you to register</text:span>. Domain names <text:span text:style-name="T9">often </text:span>cost money and time to set up, <text:span text:style-name="T9">so this ultimately serves as a deterrent.</text:span></text:p>
      <text:p text:style-name="P12"/>
      <text:p text:style-name="P13">Using a Free Web Hosting Service</text:p>
      <text:p text:style-name="P13"/>
      <text:p text:style-name="P14">But what about using a free web hosting service for your NIP-05 identifier? Obviously I wouldn’t recommend this as free sites would seem more questionable and more likely to be used by bots, but it is an option. At the time of writing, this site used free web hosting (I intend to change that in the future). Here is my process:</text:p>
      <text:p text:style-name="P14"/>
      <text:p text:style-name="P14">Step 1: <text:span text:style-name="T10">Create a text file named “nostr” and change the file type to “.json”.</text:span></text:p>
      <text:p text:style-name="P15">Step <text:span text:style-name="T10">2</text:span>: <text:span text:style-name="T10">Insert the following text inside your json file and then save.</text:span></text:p>
      <text:p text:style-name="P15"/>
      <text:p text:style-name="P8">{</text:p>
      <text:p text:style-name="P9"><text:s text:c="2"/><text:span text:style-name="T11">"names": {</text:span></text:p>
      <text:p text:style-name="P10"><text:s text:c="4"/><text:span text:style-name="T11">"&lt;</text:span><text:span text:style-name="T12">insert your Nostr username&gt;</text:span><text:span text:style-name="T11">": "&lt;</text:span><text:span text:style-name="T12">insert your Nostr public key in hex format&gt;</text:span><text:span text:style-name="T11">"</text:span></text:p>
      <text:p text:style-name="P9"><text:s text:c="2"/><text:span text:style-name="T11">}</text:span></text:p>
      <text:p text:style-name="P7">}</text:p>
      <text:p text:style-name="P17">Please note, the username appears to be case sensitive. I initially had issues when the username I entered didn’t exactly match the user name I used in my client and what I put in the NIP identifier field. Just make sure all the cases match. Also, be sure to use your a hex version of your public key. If your public key begins with “npub”, it won’t work and needs to be converted.</text:p>
      <text:p text:style-name="P17"/>
      <text:p text:style-name="P16">Step <text:span text:style-name="T13">3</text:span>: <text:span text:style-name="T13">Move the</text:span> file <text:span text:style-name="T13">to your domain so that it is located at</text:span> &lt;domain&gt;/.well-known/nostr.json</text:p>
      <text:p text:style-name="P18">Step 4: Setup CORS permissions. On 000webhost.com I had the add the following to “.htaccess”</text:p>
      <text:p text:style-name="P18"/>
      <text:p text:style-name="P18">Header set Access-Control-Allow-Origin "*"</text:p>
      <text:p text:style-name="P18">Header set Access-Control-Allow-Methods "GET"</text:p>
      <text:p text:style-name="P18"/>
      <text:p text:style-name="P18">Step 5: In your Nostr client, add the following to the NIP-05 field:</text:p>
      <text:p text:style-name="P18"/>
      <text:p text:style-name="P18">&lt;insert your Nostr username&gt;@&lt;insert your domain&gt;</text:p>
      <text:p text:style-name="P18"/>
      <text:p text:style-name="P18">Step 6: Go to your profile, it should indicate that you have been verified using some visual cue (usually a check mark)</text:p>
      <text:p text:style-name="P18"/>
      <text:p text:style-name="P18">Your Nostr client will check your domain for your username and public key based on the information you provided. Because you needed access to your private key to make changes to you account within Nostr, and because you told your client to look to a domain you control for the matching information you provided, your client is able to verify (as best as possible) that you are in fact you. </text:p>
      <text:p text:style-name="P18"/>
      <text:p text:style-name="P18"><text:soft-page-break/>I hope this long-winded post helped explain Nostr a little bit, as well as my method to add a NIP-05 identifier. I will make sure to add my Nostr public key to my contact information in case anyone is interested in reaching out over Nost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5:52.808384793</meta:creation-date>
    <dc:date>2023-02-04T19:41:12.788077143</dc:date>
    <meta:editing-duration>PT10H25M10S</meta:editing-duration>
    <meta:editing-cycles>18</meta:editing-cycles>
    <meta:generator>LibreOffice/7.4.3.2$Linux_X86_64 LibreOffice_project/40$Build-2</meta:generator>
    <meta:document-statistic meta:table-count="0" meta:image-count="0" meta:object-count="0" meta:page-count="3" meta:paragraph-count="28" meta:word-count="1149" meta:character-count="6709" meta:non-whitespace-character-count="5576"/>
  </office:meta>
</office:document-meta>
</file>